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2D0000061F5A276D4C.png" manifest:media-type="image/png"/>
  <manifest:file-entry manifest:full-path="Pictures/10000200000007AC0000085080A557F8.png" manifest:media-type="image/png"/>
  <manifest:file-entry manifest:full-path="Pictures/100002000000072D0000061FEAE80EC4.png" manifest:media-type="image/png"/>
  <manifest:file-entry manifest:full-path="Pictures/100000000000030900000301105DD36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4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999cm, 0.601cm, 0cm, 3.15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4cm, 7.466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999cm, 8.4cm, 2.267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16cm, 0cm, 12.2cm, 9.026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2.7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3.7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99cm, 8.627cm, 2.09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5.799cm, 1.827cm, 0.617cm, 3.4cm)" draw:image-opacity="100%" style:mirror="none"/>
    </style:style>
    <style:style style:name="gr1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cf8a05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Rokkitt"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/>
      <style:text-properties style:font-name="Rokkitt" fo:font-size="32pt" style:font-size-asian="32pt" style:font-size-complex="32pt"/>
    </style:style>
    <style:style style:name="P4" style:family="paragraph">
      <loext:graphic-properties draw:fill="none" draw:fill-color="#ffffff"/>
      <style:text-properties style:font-name="Rokkitt"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Rokkitt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28cm" svg:height="20.071cm" svg:x="3.587cm" svg:y="1cm">
          <draw:image xlink:href="Pictures/100000000000030900000301105DD368.png" xlink:type="simple" xlink:show="embed" xlink:actuate="onLoad">
            <text:p/>
          </draw:image>
        </draw:frame>
        <draw:frame draw:style-name="gr2" draw:text-style-name="P3" draw:layer="layout" svg:width="10.09cm" svg:height="1.373cm" svg:x="3.71cm" svg:y="0cm">
          <draw:text-box>
            <text:p text:style-name="P2"><text:span text:style-name="T1">Observations</text:span></text:p>
          </draw:text-box>
        </draw:frame>
        <draw:frame draw:style-name="gr2" draw:text-style-name="P4" draw:layer="layout" svg:width="10.2cm" svg:height="1.373cm" svg:x="14cm" svg:y="0.001cm">
          <draw:text-box>
            <text:p text:style-name="P2"><text:span text:style-name="T1">Simulation</text:span></text:p>
          </draw:text-box>
        </draw:frame>
        <draw:frame draw:style-name="gr3" draw:text-style-name="P3" draw:layer="layout" svg:width="5.627cm" svg:height="2.495cm" draw:transform="rotate (1.5707963267949) translate (1.657cm 7cm)">
          <draw:text-box>
            <text:p text:style-name="P2"><text:span text:style-name="T1">Tree Cover</text:span></text:p>
          </draw:text-box>
        </draw:frame>
        <draw:frame draw:style-name="gr3" draw:text-style-name="P3" draw:layer="layout" svg:width="5.627cm" svg:height="2.495cm" draw:transform="rotate (1.5707963267949) translate (1.658cm 13.001cm)">
          <draw:text-box>
            <text:p text:style-name="P2"><text:span text:style-name="T1">Burnt Area</text:span></text:p>
          </draw:text-box>
        </draw:frame>
        <draw:frame draw:style-name="gr3" draw:text-style-name="P3" draw:layer="layout" svg:width="5.627cm" svg:height="2.495cm" draw:transform="rotate (1.5707963267949) translate (1.659cm 19.402cm)">
          <draw:text-box>
            <text:p text:style-name="P2"><text:span text:style-name="T1">Fire Seas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10.09cm" svg:height="1.373cm" svg:x="3.711cm" svg:y="0cm">
          <draw:text-box>
            <text:p text:style-name="P2"><text:span text:style-name="T1">Observations</text:span></text:p>
          </draw:text-box>
        </draw:frame>
        <draw:frame draw:style-name="gr2" draw:text-style-name="P4" draw:layer="layout" svg:width="10.2cm" svg:height="1.373cm" svg:x="14.001cm" svg:y="0.001cm">
          <draw:text-box>
            <text:p text:style-name="P2"><text:span text:style-name="T1">Simulation</text:span></text:p>
          </draw:text-box>
        </draw:frame>
        <draw:frame draw:style-name="gr3" draw:text-style-name="P3" draw:layer="layout" svg:width="5.627cm" svg:height="2.495cm" draw:transform="rotate (1.5707963267949) translate (1.658cm 7cm)">
          <draw:text-box>
            <text:p text:style-name="P2"><text:span text:style-name="T1">Tree Cover</text:span></text:p>
          </draw:text-box>
        </draw:frame>
        <draw:frame draw:style-name="gr3" draw:text-style-name="P3" draw:layer="layout" svg:width="5.627cm" svg:height="2.495cm" draw:transform="rotate (1.5707963267949) translate (1.659cm 13.001cm)">
          <draw:text-box>
            <text:p text:style-name="P2"><text:span text:style-name="T1">Burnt Area</text:span></text:p>
          </draw:text-box>
        </draw:frame>
        <draw:frame draw:style-name="gr5" draw:text-style-name="P1" draw:layer="layout" svg:width="11.799cm" svg:height="2.266cm" svg:x="8.6cm" svg:y="6.2cm">
          <draw:image xlink:href="Pictures/100002000000072D0000061FEAE80EC4.png" xlink:type="simple" xlink:show="embed" xlink:actuate="onLoad">
            <text:p/>
          </draw:image>
        </draw:frame>
        <draw:frame draw:style-name="gr6" draw:text-style-name="P1" draw:layer="layout" svg:width="7.151cm" svg:height="5.799cm" svg:x="5.6cm" svg:y="0.601cm">
          <draw:image xlink:href="Pictures/100002000000072D0000061FEAE80EC4.png" xlink:type="simple" xlink:show="embed" xlink:actuate="onLoad">
            <text:p/>
          </draw:image>
        </draw:frame>
        <draw:frame draw:style-name="gr7" draw:text-style-name="P1" draw:layer="layout" svg:width="7.151cm" svg:height="4.999cm" svg:x="15.7cm" svg:y="1.6cm">
          <draw:image xlink:href="Pictures/100002000000072D0000061FEAE80EC4.png" xlink:type="simple" xlink:show="embed" xlink:actuate="onLoad">
            <text:p/>
          </draw:image>
        </draw:frame>
        <draw:frame draw:style-name="gr8" draw:text-style-name="P1" draw:layer="layout" svg:width="7.6cm" svg:height="5.199cm" svg:x="15.8cm" svg:y="7.501cm">
          <draw:image xlink:href="Pictures/10000200000007AC0000085080A557F8.png" xlink:type="simple" xlink:show="embed" xlink:actuate="onLoad">
            <text:p/>
          </draw:image>
        </draw:frame>
        <draw:custom-shape draw:style-name="gr9" draw:text-style-name="P6" draw:layer="layout" svg:width="3.2cm" svg:height="1cm" svg:x="4.2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4.2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13.2cm" svg:y="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14.4cm" svg:y="12.4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7.999cm" svg:height="10.226cm" svg:x="5.001cm" svg:y="7.973cm">
          <draw:image xlink:href="Pictures/10000200000007AC0000085080A557F8.png" xlink:type="simple" xlink:show="embed" xlink:actuate="onLoad">
            <text:p/>
          </draw:image>
        </draw:frame>
        <draw:frame draw:style-name="gr12" draw:text-style-name="P1" draw:layer="layout" svg:width="11.399cm" svg:height="1.599cm" svg:x="8.801cm" svg:y="17.901cm">
          <draw:image xlink:href="Pictures/10000200000007AC0000085080A557F8.png" xlink:type="simple" xlink:show="embed" xlink:actuate="onLoad">
            <text:p/>
          </draw:image>
        </draw:frame>
        <draw:custom-shape draw:style-name="gr10" draw:text-style-name="P6" draw:layer="layout" svg:width="4.2cm" svg:height="0.6cm" svg:x="5.4cm" svg:y="1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10.09cm" svg:height="1.373cm" svg:x="3.711cm" svg:y="0cm">
          <draw:text-box>
            <text:p text:style-name="P2"><text:span text:style-name="T1">Observations</text:span></text:p>
          </draw:text-box>
        </draw:frame>
        <draw:frame draw:style-name="gr2" draw:text-style-name="P3" draw:layer="layout" svg:width="10.2cm" svg:height="1.373cm" svg:x="14.001cm" svg:y="0.001cm">
          <draw:text-box>
            <text:p text:style-name="P2"><text:span text:style-name="T1">Simulation</text:span></text:p>
          </draw:text-box>
        </draw:frame>
        <draw:frame draw:style-name="gr3" draw:text-style-name="P3" draw:layer="layout" svg:width="5.627cm" svg:height="2.495cm" draw:transform="rotate (1.5707963267949) translate (1.658cm 7cm)">
          <draw:text-box>
            <text:p text:style-name="P2"><text:span text:style-name="T1">Tree Cover</text:span></text:p>
          </draw:text-box>
        </draw:frame>
        <draw:frame draw:style-name="gr3" draw:text-style-name="P3" draw:layer="layout" svg:width="5.627cm" svg:height="2.495cm" draw:transform="rotate (1.5707963267949) translate (1.659cm 13.001cm)">
          <draw:text-box>
            <text:p text:style-name="P2"><text:span text:style-name="T1">Burnt Area</text:span></text:p>
          </draw:text-box>
        </draw:frame>
        <draw:frame draw:style-name="gr5" draw:text-style-name="P1" draw:layer="layout" svg:width="11.799cm" svg:height="2.266cm" svg:x="8.6cm" svg:y="6.2cm">
          <draw:image xlink:href="Pictures/100002000000072D0000061FEAE80EC4.png" xlink:type="simple" xlink:show="embed" xlink:actuate="onLoad">
            <text:p/>
          </draw:image>
        </draw:frame>
        <draw:frame draw:style-name="gr6" draw:text-style-name="P1" draw:layer="layout" svg:width="7.151cm" svg:height="5.799cm" svg:x="5.6cm" svg:y="0.601cm">
          <draw:image xlink:href="Pictures/100002000000072D0000061FEAE80EC4.png" xlink:type="simple" xlink:show="embed" xlink:actuate="onLoad">
            <text:p/>
          </draw:image>
        </draw:frame>
        <draw:frame draw:style-name="gr7" draw:text-style-name="P1" draw:layer="layout" svg:width="7.151cm" svg:height="4.999cm" svg:x="15.7cm" svg:y="1.6cm">
          <draw:image xlink:href="Pictures/100002000000072D0000061FEAE80EC4.png" xlink:type="simple" xlink:show="embed" xlink:actuate="onLoad">
            <text:p/>
          </draw:image>
        </draw:frame>
        <draw:frame draw:style-name="gr8" draw:text-style-name="P1" draw:layer="layout" svg:width="7.6cm" svg:height="5.199cm" svg:x="15.8cm" svg:y="7.501cm">
          <draw:image xlink:href="Pictures/10000200000007AC0000085080A557F8.png" xlink:type="simple" xlink:show="embed" xlink:actuate="onLoad">
            <text:p/>
          </draw:image>
        </draw:frame>
        <draw:path draw:style-name="gr13" draw:text-style-name="P7" draw:layer="layout" svg:width="1.517cm" svg:height="1.77cm" draw:transform="rotate (-0.321664181142555) translate (20.9598134403372cm 9.72007602457755cm)" svg:viewBox="0 0 1518 1771" svg:d="M0 1771c1265 0 1518-1771 1518-1771">
          <text:p/>
        </draw:path>
        <draw:path draw:style-name="gr14" draw:text-style-name="P7" draw:layer="layout" svg:width="1.517cm" svg:height="1.77cm" draw:transform="rotate (-0.321664181142555) translate (20.9598134403372cm 3.62007602457755cm)" svg:viewBox="0 0 1518 1771" svg:d="M0 1771c1265 0 1518-1771 1518-1771">
          <text:p/>
        </draw:path>
        <draw:custom-shape draw:style-name="gr9" draw:text-style-name="P6" draw:layer="layout" svg:width="3.2cm" svg:height="1cm" svg:x="4.2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4.2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13.2cm" svg:y="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14.4cm" svg:y="12.4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7.999cm" svg:height="10.226cm" svg:x="5.001cm" svg:y="7.973cm">
          <draw:image xlink:href="Pictures/10000200000007AC0000085080A557F8.png" xlink:type="simple" xlink:show="embed" xlink:actuate="onLoad">
            <text:p/>
          </draw:image>
        </draw:frame>
        <draw:frame draw:style-name="gr12" draw:text-style-name="P1" draw:layer="layout" svg:width="11.399cm" svg:height="1.599cm" svg:x="8.801cm" svg:y="17.901cm">
          <draw:image xlink:href="Pictures/10000200000007AC0000085080A557F8.png" xlink:type="simple" xlink:show="embed" xlink:actuate="onLoad">
            <text:p/>
          </draw:image>
        </draw:frame>
        <draw:custom-shape draw:style-name="gr10" draw:text-style-name="P6" draw:layer="layout" svg:width="4.2cm" svg:height="0.6cm" svg:x="5.4cm" svg:y="1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5.552cm" svg:height="13.266cm" svg:x="0.248cm" svg:y="0.134cm">
          <draw:image xlink:href="Pictures/100002010000072D0000061F5A276D4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6.627cm" svg:height="18.016cm" svg:x="-0.324cm" svg:y="0.201cm">
          <draw:image xlink:href="Pictures/10000200000007AC0000085080A557F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Kelley</meta:initial-creator>
    <meta:creation-date>2016-04-22T23:44:05.119929664</meta:creation-date>
    <dc:date>2016-04-23T10:54:57.207347341</dc:date>
    <dc:creator>Douglas Kelley</dc:creator>
    <meta:editing-duration>PT10H14M24S</meta:editing-duration>
    <meta:editing-cycles>9</meta:editing-cycles>
    <meta:generator>LibreOffice/4.4.6.3$Linux_X86_64 LibreOffice_project/40m0$Build-3</meta:generator>
    <meta:document-statistic meta:object-count="75"/>
  </office:meta>
</office:document-meta>
</file>